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size="6pt" style:font-size-asian="6pt" style:font-size-complex="6pt"/>
    </style:style>
    <style:style style:name="P2" style:family="paragraph" style:parent-style-name="Preformatted_20_Text">
      <style:paragraph-properties fo:text-align="center" style:justify-single-word="false"/>
      <style:text-properties fo:font-size="6pt" style:font-size-asian="6pt" style:font-size-complex="6pt"/>
    </style:style>
    <style:style style:name="P3" style:family="paragraph" style:parent-style-name="Preformatted_20_Text">
      <style:text-properties fo:font-size="6pt" fo:font-style="italic" style:font-size-asian="6pt" style:font-style-asian="italic" style:font-size-complex="6pt" style:font-style-complex="italic"/>
    </style:style>
    <style:style style:name="P4" style:family="paragraph" style:parent-style-name="Preformatted_20_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5" style:family="paragraph" style:parent-style-name="Preformatted_20_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6" style:family="paragraph" style:parent-style-name="Preformatted_20_Text">
      <style:text-properties fo:font-size="7pt" style:text-underline-style="solid" style:text-underline-width="auto" style:text-underline-color="font-color" style:font-size-asian="7pt" style:font-size-complex="7pt"/>
    </style:style>
    <style:style style:name="P7" style:family="paragraph" style:parent-style-name="Standard">
      <style:text-properties fo:font-size="6pt" style:font-size-asian="6pt" style:font-size-complex="6pt"/>
    </style:style>
    <style:style style:name="P8" style:family="paragraph" style:parent-style-name="Preformatted_20_Text">
      <style:text-properties fo:font-size="6pt" style:font-size-asian="6pt" style:font-size-complex="6pt"/>
    </style:style>
    <style:style style:name="P9" style:family="paragraph" style:parent-style-name="Preformatted_20_Text">
      <style:text-properties fo:font-size="6pt" fo:font-style="italic" style:font-size-asian="6pt" style:font-style-asian="italic" style:font-size-complex="6pt" style:font-style-complex="italic"/>
    </style:style>
    <style:style style:name="P10" style:family="paragraph" style:parent-style-name="Preformatted_20_Text">
      <style:text-properties fo:font-size="6pt" style:text-underline-style="none" style:font-size-asian="6pt" style:font-size-complex="6pt"/>
    </style:style>
    <style:style style:name="P11" style:family="paragraph" style:parent-style-name="Preformatted_20_Text">
      <style:text-properties fo:font-size="9pt" style:font-size-asian="9pt" style:font-size-complex="9pt"/>
    </style:style>
    <style:style style:name="P12" style:family="paragraph" style:parent-style-name="Preformatted_20_Text">
      <style:text-properties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8" style:family="text">
      <style:text-properties fo:font-size="7pt" style:text-underline-style="none" style:font-size-asian="7pt" style:font-size-complex="7pt"/>
    </style:style>
    <style:style style:name="T9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0" style:family="text">
      <style:text-properties style:font-weight-asian="bold"/>
    </style:style>
    <style:style style:name="T11" style:family="text">
      <style:text-properties style:font-weight-complex="bold"/>
    </style:style>
    <style:style style:name="T12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5">Live Jamming Protocol (LJP) <text:s text:c="3"/></text:span><text:s text:c="14"/></text:p>
      <text:p text:style-name="P1"/>
      <text:p text:style-name="P1"/>
      <text:p text:style-name="P1"/>
      <text:p text:style-name="P1"/>
      <text:p text:style-name="P4">UDP packet description :</text:p>
      <text:p text:style-name="P1"/>
      <text:p text:style-name="P1"/>
      <text:p text:style-name="P1">---------------------------------------------- ----------------------------------------------------------------------</text:p>
      <text:p text:style-name="P1">| proto[4bit] | componentId[10bit] | requestId[6bit] |sessionId[32bit] <text:s/>| datalen[12] | <text:s/>|\\| <text:s/>datas[...] |</text:p>
      <text:p text:style-name="P1">---------------------------------------------- ----------------------------------------------------------------------</text:p>
      <text:p text:style-name="P1"/>
      <text:p text:style-name="P1">Proto id :<text:tab/><text:tab/>version 1<text:tab/><text:tab/><text:tab/>1</text:p>
      <text:p text:style-name="P1"/>
      <text:p text:style-name="P1">Components id : <text:tab/>- session <text:s/><text:tab/><text:tab/><text:tab/>1</text:p>
      <text:p text:style-name="P1"><text:tab/><text:tab/>- channel<text:tab/><text:tab/><text:tab/>2</text:p>
      <text:p text:style-name="P1"><text:tab/><text:tab/>- room<text:tab/><text:tab/><text:tab/>3</text:p>
      <text:p text:style-name="P1"><text:tab/><text:tab/>- jam <text:tab/><text:tab/><text:tab/>4</text:p>
      <text:p text:style-name="P1"/>
      <text:p text:style-name="P11"><text:span text:style-name="T3">Connection Steps : </text:span></text:p>
      <text:p text:style-name="P1"/>
      <text:p text:style-name="P1"/>
      <text:p text:style-name="P6"><text:span text:style-name="T4"><text:s/></text:span>Step 1: Client requests session with server:</text:p>
      <text:p text:style-name="P1">{ </text:p>
      <text:p text:style-name="P1"><text:s/>componentId :<text:tab/>SESSION_COMPONENTID<text:tab/><text:tab/>1</text:p>
      <text:p text:style-name="P1"/>
      <text:p text:style-name="P1"><text:s/>requestId :<text:tab/><text:tab/>SESSION_AUTHREQUEST<text:tab/><text:tab/>1</text:p>
      <text:p text:style-name="P1"/>
      <text:p text:style-name="P1"><text:s/>sessionId :<text:tab/><text:tab/>SESSION_ID<text:tab/><text:tab/><text:tab/><text:tab/>0</text:p>
      <text:p text:style-name="P1"/>
      <text:p text:style-name="P1"><text:s/>datas : <text:s/><text:tab/><text:tab/>login</text:p>
      <text:p text:style-name="P1"><text:tab/><text:tab/>password</text:p>
      <text:p text:style-name="P1">} 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------------------------------------------------</text:p>
      <text:p text:style-name="P1">PROTO | SESSION_COMPONENTID | SESSION_AUTHREQUEST | SESSION_ID | DATALEN | <text:s/>DATAS = <text:s/>null_terminated_login,null_terminated_pass |</text:p>
      <text:p text:style-name="P1">---------------------------------------------------------------------------------------------------------------------------- -------------------------------------------------------------------</text:p>
      <text:p text:style-name="P1"/>
      <text:p text:style-name="P1"><text:s/><text:span text:style-name="T7">Step 2: Server informs client that session has been created:</text:span></text:p>
      <text:p text:style-name="P1">{ </text:p>
      <text:p text:style-name="P1"><text:s/>componentId :<text:tab/>SESSION_COMPONENTID<text:tab/><text:tab/>1</text:p>
      <text:p text:style-name="P1"/>
      <text:p text:style-name="P1"><text:s/>requestId :<text:tab/><text:tab/>SESSION_AUTHREQUEST_OK<text:tab/><text:tab/>2</text:p>
      <text:p text:style-name="P1"/>
      <text:p text:style-name="P1"><text:s/>sessionId :<text:tab/><text:tab/>SESSION_ID<text:tab/><text:tab/><text:tab/><text:tab/>X</text:p>
      <text:p text:style-name="P1"/>
      <text:p text:style-name="P1"><text:s/>datas :<text:tab/><text:tab/>user informations</text:p>
      <text:p text:style-name="P1">} <text:s text:c="2"/>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--------------------------------</text:p>
      <text:p text:style-name="P1">PROTO | SESSION_COMPONENTID | SESSION_AUTHREQUEST_OK | SESSION_ID | DATALEN | <text:s/>DATAS = <text:s/>null_terminated_userinfos |</text:p>
      <text:p text:style-name="P1">---------------------------------------------------------------------------------------------------------------------------- ---------------------------------------------------</text:p>
      <text:p text:style-name="P1"/>
      <text:p text:style-name="P1"/>
      <text:p text:style-name="P1"><text:s/><text:span text:style-name="T7">Step 2 (alt): Server informs client that session has NOT beed created, bad authentification: </text:span></text:p>
      <text:p text:style-name="P1">{ </text:p>
      <text:p text:style-name="P1"><text:s/>componentId :<text:tab/>SESSION_COMPONENTID<text:tab/><text:tab/>1</text:p>
      <text:p text:style-name="P1"/>
      <text:p text:style-name="P1"><text:s/>requestId :<text:tab/><text:tab/>SESSION_AUTHREQUEST_NOK_BADAUTH<text:tab/>3</text:p>
      <text:p text:style-name="P1"/>
      <text:p text:style-name="P1"><text:s/>sessionId :<text:tab/><text:tab/>SESSION_ID<text:tab/><text:tab/><text:tab/><text:tab/>0</text:p>
      <text:p text:style-name="P1">} <text:s text:c="2"/>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------------------------</text:p>
      <text:p text:style-name="P1">PROTO | SESSION_COMPONENTID | SESSION_AUTHREQUEST_NOK_BADAUTH | SESSION_ID | DATALEN | <text:s/>DATAS = <text:s/>nul l |</text:p>
      <text:p text:style-name="P1">---------------------------------------------------------------------------------------------------------------------------- -------------------------------------------</text:p>
      <text:p text:style-name="P1"/>
      <text:p text:style-name="P1"><text:s/><text:span text:style-name="T7">Step 2 (alt): Server informs client that session has NOT beed created, authentification duplicate: </text:span></text:p>
      <text:p text:style-name="P1">{ </text:p>
      <text:p text:style-name="P1"><text:s/>componentId :<text:tab/>SESSION_COMPONENTID<text:tab/><text:tab/>1</text:p>
      <text:p text:style-name="P1"/>
      <text:p text:style-name="P1"><text:s/>requestId :<text:tab/><text:tab/>SESSION_AUTHREQUEST_NOK_DUPLICATE<text:tab/>3</text:p>
      <text:p text:style-name="P1"/>
      <text:p text:style-name="P1"><text:s/>sessionId :<text:tab/><text:tab/>SESSION_ID<text:tab/><text:tab/><text:tab/><text:tab/>0</text:p>
      <text:p text:style-name="P1">} <text:s text:c="2"/>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--------------------------</text:p>
      <text:p text:style-name="P1">PROTO | SESSION_COMPONENTID | SESSION_AUTHREQUEST_NOK_DUPLICATE | SESSION_ID | DATALEN | <text:s/>DATAS = <text:s/>nul l |</text:p>
      <text:p text:style-name="P1">---------------------------------------------------------------------------------------------------------------------------- --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/><text:span text:style-name="T7">Step 3 : Client disconnects from server : </text:span></text:p>
      <text:p text:style-name="P10"><text:span text:style-name="T6">{</text:span></text:p>
      <text:p text:style-name="P1"><text:s/>componentId :<text:tab/>SESSION_COMPONENTID<text:tab/><text:tab/>1</text:p>
      <text:p text:style-name="P1"/>
      <text:p text:style-name="P1"><text:s/>requestId :<text:tab/><text:tab/>SESSION_DISCONNECT<text:tab/><text:tab/><text:tab/>5</text:p>
      <text:p text:style-name="P1"/>
      <text:p text:style-name="P1"><text:s/>sessionId :<text:tab/><text:tab/>SESSION_ID<text:tab/><text:tab/><text:tab/><text:tab/>0</text:p>
      <text:p text:style-name="P1">}</text:p>
      <text:p text:style-name="P1"><text:s text:c="3"/>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</text:p>
      <text:p text:style-name="P1">PROTO | SESSION_COMPONENTID | SESSION_DISCONNECT | SESSION_ID | DATALEN | <text:s/>DATAS = <text:s/>nul l |</text:p>
      <text:p text:style-name="P1">---------------------------------------------------------------------------------------------------------------------------- ----------------</text:p>
      <text:p text:style-name="P1"/>
      <text:p text:style-name="P1"><text:s/><text:span text:style-name="T7">Step 3 : Server disconnects from client: </text:span></text:p>
      <text:p text:style-name="P10"><text:span text:style-name="T6">{</text:span></text:p>
      <text:p text:style-name="P1"><text:s/>componentId :<text:tab/>SESSION_COMPONENTID<text:tab/><text:tab/>1</text:p>
      <text:p text:style-name="P1"/>
      <text:p text:style-name="P1"><text:s/>requestId :<text:tab/><text:tab/>SESSION_DISCONNECTED<text:tab/><text:tab/>6</text:p>
      <text:p text:style-name="P1"/>
      <text:p text:style-name="P1"><text:s/>sessionId :<text:tab/><text:tab/>SESSION_ID<text:tab/><text:tab/><text:tab/><text:tab/>0</text:p>
      <text:p text:style-name="P1">}</text:p>
      <text:p text:style-name="P1"/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-</text:p>
      <text:p text:style-name="P1">PROTO | SESSION_COMPONENTID | SESSION_DISCONNECTED | SESSION_ID | DATALEN | <text:s/>DATAS = <text:s/>nul l |</text:p>
      <text:p text:style-name="P1">---------------------------------------------------------------------------------------------------------------------------- --------------------</text:p>
      <text:p text:style-name="P1"/>
      <text:p text:style-name="P1"/>
      <text:p text:style-name="P11"><text:span text:style-name="T3">Channel / Message Steps :</text:span></text:p>
      <text:p text:style-name="P1"/>
      <text:p text:style-name="P1">CHANNEL_ID = <text:tab/>16bit</text:p>
      <text:p text:style-name="P1">CLIENT_SESSION_ID =<text:tab/>32bit</text:p>
      <text:p text:style-name="P1"/>
      <text:p text:style-name="P1"><text:span text:style-name="T8"><text:s/></text:span><text:span text:style-name="T7">User Join Channel :</text:span> </text:p>
      <text:p text:style-name="P1">{ </text:p>
      <text:p text:style-name="P1"><text:s/>componentId :<text:tab/>CHANNEL_COMPONENTID<text:tab/><text:tab/>2</text:p>
      <text:p text:style-name="P1"/>
      <text:p text:style-name="P1"><text:s/>requestId :<text:tab/><text:tab/>CHANNEL_JOIN<text:tab/><text:tab/><text:tab/>1</text:p>
      <text:p text:style-name="P1"/>
      <text:p text:style-name="P1"><text:s/>sessionId :<text:tab/><text:tab/>SESSION_ID<text:tab/><text:tab/><text:tab/><text:tab/>X</text:p>
      <text:p text:style-name="P1"/>
      <text:p text:style-name="P1"><text:s/>datas : <text:tab/><text:tab/>CHANNEL_ID<text:tab/><text:tab/><text:tab/>X</text:p>
      <text:p text:style-name="P1">}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----</text:p>
      <text:p text:style-name="P1">PROTO | CHANNEL_COMPONENTID | CHANNEL_JOIN | SESSION_ID | DATALEN | <text:s/>DATAS = <text:s/>CHANNEL_ID <text:s/>|</text:p>
      <text:p text:style-name="P1">---------------------------------------------------------------------------------------------------------------------------- -----------------------</text:p>
      <text:p text:style-name="P1"/>
      <text:p text:style-name="P1"/>
      <text:p text:style-name="P1"><text:s/><text:span text:style-name="T7">User receive joined notification of a user in the Channel :</text:span> </text:p>
      <text:p text:style-name="P1">{ </text:p>
      <text:p text:style-name="P1"><text:s/>componentId :<text:tab/>CHANNEL_COMPONENTID<text:tab/><text:tab/>2</text:p>
      <text:p text:style-name="P1"/>
      <text:p text:style-name="P1"><text:s/>requestId :<text:tab/><text:tab/>CHANNEL_JOINED<text:tab/><text:tab/><text:tab/>4</text:p>
      <text:p text:style-name="P1"/>
      <text:p text:style-name="P1"><text:s/>sessionId :<text:tab/><text:tab/>SESSION_ID<text:tab/><text:tab/><text:tab/><text:tab/>X</text:p>
      <text:p text:style-name="P1"/>
      <text:p text:style-name="P1"><text:s/>datas : <text:tab/><text:tab/>CHANNEL_ID<text:tab/><text:tab/><text:tab/>X</text:p>
      <text:p text:style-name="P1"><text:tab/><text:tab/>CLIENT_SESSION_ID<text:tab/><text:tab/><text:tab/>X</text:p>
      <text:p text:style-name="P1">} <text:s/>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---------</text:p>
      <text:p text:style-name="P1">PROTO | CHANNEL_COMPONENTID | CHANNEL_LEAVED | SESSION_ID | DATALEN | <text:s/>DATAS = <text:s/>CHANNEL_ID <text:s/>|</text:p>
      <text:p text:style-name="P1">---------------------------------------------------------------------------------------------------------------------------- ----------------------------</text:p>
      <text:p text:style-name="P1"/>
      <text:p text:style-name="P1"/>
      <text:p text:style-name="P1"><text:s/><text:span text:style-name="T7">User leave Channel :</text:span> </text:p>
      <text:p text:style-name="P1">{ </text:p>
      <text:p text:style-name="P1"><text:s/>componentId :<text:tab/>CHANNEL_COMPONENTID<text:tab/><text:tab/>2</text:p>
      <text:p text:style-name="P1"/>
      <text:p text:style-name="P1"><text:s/>requestId :<text:tab/><text:tab/>CHANNEL_LEAVE<text:tab/><text:tab/><text:tab/>10</text:p>
      <text:p text:style-name="P1"/>
      <text:p text:style-name="P1"><text:s/>sessionId :<text:tab/><text:tab/>SESSION_ID<text:tab/><text:tab/><text:tab/><text:tab/>X</text:p>
      <text:p text:style-name="P1"/>
      <text:p text:style-name="P1"><text:s/>datas : <text:tab/><text:tab/>CHANNEL_ID<text:tab/><text:tab/><text:tab/>X</text:p>
      <text:p text:style-name="P1">} <text:s/>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----</text:p>
      <text:p text:style-name="P1">PROTO | CHANNEL_COMPONENTID | CHANNEL_JOIN | SESSION_ID | DATALEN | <text:s/>DATAS = <text:s/>CHANNEL_ID <text:s/>|</text:p>
      <text:p text:style-name="P1">---------------------------------------------------------------------------------------------------------------------------- -----------------------</text:p>
      <text:p text:style-name="P1"/>
      <text:p text:style-name="P1"/>
      <text:p text:style-name="P1"/>
      <text:p text:style-name="P1"/>
      <text:p text:style-name="P1"><text:soft-page-break/></text:p>
      <text:p text:style-name="P1"><text:s/><text:span text:style-name="T7">User receive leaved notification of a user in the Channel :</text:span> </text:p>
      <text:p text:style-name="P1">{ </text:p>
      <text:p text:style-name="P1"><text:s/>componentId :<text:tab/>CHANNEL_COMPONENTID<text:tab/><text:tab/>2</text:p>
      <text:p text:style-name="P1"/>
      <text:p text:style-name="P1"><text:s/>requestId :<text:tab/><text:tab/>CHANNEL_LEAVED<text:tab/><text:tab/><text:tab/>13</text:p>
      <text:p text:style-name="P1"/>
      <text:p text:style-name="P1"><text:s/>sessionId :<text:tab/><text:tab/>SESSION_ID<text:tab/><text:tab/><text:tab/><text:tab/>X</text:p>
      <text:p text:style-name="P1"/>
      <text:p text:style-name="P1"><text:s/>datas : <text:tab/><text:tab/>CHANNEL_ID<text:tab/><text:tab/><text:tab/>X</text:p>
      <text:p text:style-name="P1"><text:tab/><text:tab/>CLIENT_SESSION_ID<text:tab/><text:tab/><text:tab/>X</text:p>
      <text:p text:style-name="P1">} <text:s/>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---------</text:p>
      <text:p text:style-name="P1">PROTO | CHANNEL_COMPONENTID | CHANNEL_LEAVED | SESSION_ID | DATALEN | <text:s/>DATAS = <text:s/>CHANNEL_ID <text:s/>|</text:p>
      <text:p text:style-name="P1">---------------------------------------------------------------------------------------------------------------------------- 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><text:s/><text:span text:style-name="T7">Send channel message :</text:span></text:p>
      <text:p text:style-name="P1">{ </text:p>
      <text:p text:style-name="P1"><text:s/>componentId :<text:tab/>CHANNEL_COMPONENTID<text:tab/><text:tab/>2</text:p>
      <text:p text:style-name="P1"/>
      <text:p text:style-name="P1"><text:s/>requestId :<text:tab/><text:tab/>CHANNEL_MESSAGE<text:tab/><text:tab/><text:tab/>6</text:p>
      <text:p text:style-name="P1"/>
      <text:p text:style-name="P1"><text:s/>sessionId :<text:tab/><text:tab/>SESSION_ID<text:tab/><text:tab/><text:tab/><text:tab/>X</text:p>
      <text:p text:style-name="P1"/>
      <text:p text:style-name="P1"><text:s/>datas : <text:tab/><text:tab/>CHANNEL_ID<text:tab/><text:tab/><text:tab/>X</text:p>
      <text:p text:style-name="P1"><text:tab/><text:tab/>MESSAGE<text:tab/><text:tab/><text:tab/><text:tab/>X</text:p>
      <text:p text:style-name="P1">} 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---------------------------</text:p>
      <text:p text:style-name="P1">PROTO | CHANNEL_COMPONENTID | CHANNEL_MESSAGE | SESSION_ID | DATALEN | <text:s/>DATAS = <text:s/>CHANNEL_ID <text:s/>/ MESSAGE |</text:p>
      <text:p text:style-name="P1">---------------------------------------------------------------------------------------------------------------------------- ----------------------------------------------</text:p>
      <text:p text:style-name="P1"/>
      <text:p text:style-name="P1"/>
      <text:p text:style-name="P1"><text:s/><text:span text:style-name="T7">Receive channel message :</text:span><text:span text:style-name="T6"> </text:span></text:p>
      <text:p text:style-name="P1">{ </text:p>
      <text:p text:style-name="P1"><text:s/>componentId :<text:tab/>CHANNEL_COMPONENTID<text:tab/><text:tab/>2</text:p>
      <text:p text:style-name="P1"/>
      <text:p text:style-name="P1"><text:s/>requestId :<text:tab/><text:tab/>CHANNEL_MESSAGE_RECV<text:tab/><text:tab/>8</text:p>
      <text:p text:style-name="P1"/>
      <text:p text:style-name="P1"><text:s/>sessionId :<text:tab/><text:tab/>SESSION_ID<text:tab/><text:tab/><text:tab/><text:tab/>X</text:p>
      <text:p text:style-name="P1"/>
      <text:p text:style-name="P1"><text:s/>datas : <text:tab/><text:tab/>CHANNEL_ID<text:tab/><text:tab/><text:tab/>X</text:p>
      <text:p text:style-name="P1"><text:tab/><text:tab/>CLIENT_SESSION_ID<text:tab/><text:tab/><text:tab/>X</text:p>
      <text:p text:style-name="P1"><text:tab/><text:tab/>MESSAGE<text:tab/><text:tab/><text:tab/><text:tab/>X</text:p>
      <text:p text:style-name="P1">}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---------------------------------------------------------------------</text:p>
      <text:p text:style-name="P1">PROTO | CHANNEL_COMPONENTID | CHANNEL_MESSAGE_RECV <text:s/>| SESSION_ID | DATALEN | <text:s/>DATAS = <text:s/>CHANNEL_ID <text:s/>/ CLIENT_SESSION_ID / MESSAGE |</text:p>
      <text:p text:style-name="P1">---------------------------------------------------------------------------------------------------------------------------- ----------------------------------------------------------------------------------------</text:p>
      <text:p text:style-name="P1"/>
      <text:p text:style-name="P1"/>
      <text:p text:style-name="P1"/>
      <text:p text:style-name="P1"/>
      <text:p text:style-name="P12"><text:tab/><text:tab/><text:tab/><text:span text:style-name="T12">&lt;&lt;&lt;&lt;&lt;STEPS TO IMPLEMENT NOT DECIDED YET&gt;&gt;&gt;&gt;&gt;</text:span></text:p>
      <text:p text:style-name="P12"><text:span text:style-name="T12"/></text:p>
      <text:p text:style-name="P1"/>
      <text:p text:style-name="P11"><text:s/><text:span text:style-name="T3">User informations Steps :</text:span></text:p>
      <text:p text:style-name="P1"/>
      <text:p text:style-name="P1"/>
      <text:p text:style-name="P1"><text:s/><text:span text:style-name="T7">Change status : </text:span></text:p>
      <text:p text:style-name="P1">{ </text:p>
      <text:p text:style-name="P1"><text:s/>sessionid : <text:tab/><text:tab/>sessionid </text:p>
      <text:p text:style-name="P1"/>
      <text:p text:style-name="P1"><text:s/>type : <text:tab/><text:tab/>informations : status_changed </text:p>
      <text:p text:style-name="P1"/>
      <text:p text:style-name="P1"><text:s/>datas : <text:tab/><text:tab/>status </text:p>
      <text:p text:style-name="P1"/>
      <text:p text:style-name="P1"><text:s/>version :<text:tab/><text:tab/> proto_version </text:p>
      <text:p text:style-name="P1">} <text:s/>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7">Get user profil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informations : get_profil </text:p>
      <text:p text:style-name="P1"/>
      <text:p text:style-name="P1"><text:soft-page-break/><text:s/>datas : <text:tab/><text:tab/>user</text:p>
      <text:p text:style-name="P1"/>
      <text:p text:style-name="P1"><text:s/>version : <text:tab/><text:tab/>proto_version </text:p>
      <text:p text:style-name="P1">} 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7"><text:span text:style-name="T8"><text:s/></text:span><text:span text:style-name="T7">Evaluate latency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informations : evaluate_latency </text:p>
      <text:p text:style-name="P1"/>
      <text:p text:style-name="P1"><text:s/>datas : <text:tab/><text:tab/>latency</text:p>
      <text:p text:style-name="P1"/>
      <text:p text:style-name="P1"><text:s/>version :<text:tab/><text:tab/>proto_version </text:p>
      <text:p text:style-name="P1">}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9">Room Steps :</text:span></text:p>
      <text:p text:style-name="P1"/>
      <text:p text:style-name="P1"/>
      <text:p text:style-name="P1"><text:s/><text:span text:style-name="T7">Create room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create </text:p>
      <text:p text:style-name="P1"/>
      <text:p text:style-name="P1"><text:s/>datas : <text:tab/><text:tab/>room_name</text:p>
      <text:p text:style-name="P1"><text:tab/><text:tab/>room_settings</text:p>
      <text:p text:style-name="P1"><text:tab/><text:tab/>room_participants</text:p>
      <text:p text:style-name="P1"/>
      <text:p text:style-name="P1"><text:s/>version : <text:tab/><text:tab/>proto_version </text:p>
      <text:p text:style-name="P1">}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7">Leave room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end </text:p>
      <text:p text:style-name="P1"/>
      <text:p text:style-name="P1"><text:s/>datas : <text:tab/><text:tab/>room_name</text:p>
      <text:p text:style-name="P1"><text:tab/><text:tab/>room_participants</text:p>
      <text:p text:style-name="P1"/>
      <text:p text:style-name="P1"><text:s/>version :<text:tab/><text:tab/> proto_version </text:p>
      <text:p text:style-name="P1">} <text:s/>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7">Send invitation to room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invite </text:p>
      <text:p text:style-name="P1"/>
      <text:p text:style-name="P1"><text:s/>datas : <text:tab/><text:tab/>room_name</text:p>
      <text:p text:style-name="P1"><text:tab/><text:tab/>room_invited </text:p>
      <text:p text:style-name="P1"><text:tab/><text:tab/>room_invitation_message</text:p>
      <text:p text:style-name="P1"/>
      <text:p text:style-name="P1"><text:s/>version : <text:tab/><text:tab/>proto_version </text:p>
      <text:p text:style-name="P1">} <text:s/>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7">Receive invitation to a room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invite </text:p>
      <text:p text:style-name="P1"><text:soft-page-break/></text:p>
      <text:p text:style-name="P1"><text:s/>datas : <text:tab/><text:tab/>room_name</text:p>
      <text:p text:style-name="P1"><text:tab/><text:tab/>room_host</text:p>
      <text:p text:style-name="P1"><text:tab/><text:tab/>room_invitation_message </text:p>
      <text:p text:style-name="P1"/>
      <text:p text:style-name="P1"><text:s/>version : <text:tab/><text:tab/>proto_version </text:p>
      <text:p text:style-name="P1">} <text:s/></text:p>
      <text:p text:style-name="P1"><text:s/></text:p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7">Send kick from room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kick </text:p>
      <text:p text:style-name="P1"/>
      <text:p text:style-name="P1"><text:s/>datas : <text:tab/><text:tab/>room_name</text:p>
      <text:p text:style-name="P1"><text:tab/><text:tab/>room_kicked</text:p>
      <text:p text:style-name="P1"><text:tab/><text:tab/>room_kick_reason</text:p>
      <text:p text:style-name="P1"/>
      <text:p text:style-name="P1"><text:s/>version : <text:tab/><text:tab/>proto_version </text:p>
      <text:p text:style-name="P1">} <text:s/>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7">Receive kick from a room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kick </text:p>
      <text:p text:style-name="P1"/>
      <text:p text:style-name="P1"><text:s/>datas : <text:tab/><text:tab/>room_name</text:p>
      <text:p text:style-name="P1"><text:tab/><text:tab/>room_host</text:p>
      <text:p text:style-name="P1"><text:tab/><text:tab/>room_kick_reason</text:p>
      <text:p text:style-name="P1"/>
      <text:p text:style-name="P1"><text:s/>version : proto_version </text:p>
      <text:p text:style-name="P1">} <text:s/>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7">Room settings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settings </text:p>
      <text:p text:style-name="P1"/>
      <text:p text:style-name="P1"><text:s/>datas : <text:tab/><text:tab/>room_name </text:p>
      <text:p text:style-name="P1"><text:tab/><text:tab/>room_settings</text:p>
      <text:p text:style-name="P1"/>
      <text:p text:style-name="P1"><text:s/>version : <text:tab/><text:tab/>proto_version </text:p>
      <text:p text:style-name="P1">} <text:s/>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5">Jam Steps :</text:p>
      <text:p text:style-name="P1"/>
      <text:p text:style-name="P1"/>
      <text:p text:style-name="P1"><text:s/><text:span text:style-name="T7">Start jam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start </text:p>
      <text:p text:style-name="P1"/>
      <text:p text:style-name="P1"><text:s/>datas : <text:tab/><text:tab/>room_name </text:p>
      <text:p text:style-name="P1"/>
      <text:p text:style-name="P1"><text:s/>version : <text:tab/><text:tab/>proto_version </text:p>
      <text:p text:style-name="P1">}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7">Record jam :</text:span> </text:p>
      <text:p text:style-name="P1">{ </text:p>
      <text:p text:style-name="P1"><text:soft-page-break/><text:s/>sessionid : <text:tab/><text:tab/>sessionid </text:p>
      <text:p text:style-name="P1"/>
      <text:p text:style-name="P1"><text:s/>type : <text:tab/><text:tab/>jam : record </text:p>
      <text:p text:style-name="P1"/>
      <text:p text:style-name="P1"><text:s/>datas : <text:tab/><text:tab/>room_name</text:p>
      <text:p text:style-name="P1"/>
      <text:p text:style-name="P1"><text:s/>version : <text:tab/><text:tab/>proto_version </text:p>
      <text:p text:style-name="P1">}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s/><text:span text:style-name="T7">Stop jam :</text:span> </text:p>
      <text:p text:style-name="P1">{ </text:p>
      <text:p text:style-name="P1"><text:s/>sessionid : <text:tab/><text:tab/>sessionid </text:p>
      <text:p text:style-name="P1"/>
      <text:p text:style-name="P1"><text:s/>type : <text:tab/><text:tab/>jam : stop </text:p>
      <text:p text:style-name="P1"/>
      <text:p text:style-name="P1"><text:s/>datas : <text:tab/><text:tab/>room_name </text:p>
      <text:p text:style-name="P1"/>
      <text:p text:style-name="P1"><text:s/>version : <text:tab/><text:tab/>proto_version </text:p>
      <text:p text:style-name="P1">}</text:p>
      <text:p text:style-name="P1"/>
      <text:p text:style-name="P3">packet format example: </text:p>
      <text:p text:style-name="P1"/>
      <text:p text:style-name="P1">---------------------------------------------------------------------------------------------------------------------------- -------------------</text:p>
      <text:p text:style-name="P1">sessionid | type = auth_request | datalen = ... | proto_version = ...| [datas] = null_terminated_login,null_terminated_pass | </text:p>
      <text:p text:style-name="P1">---------------------------------------------------------------------------------------------------------------------------- -------------------</text:p>
      <text:p text:style-name="P1"/>
      <text:p text:style-name="P1"/>
      <text:p text:style-name="P1"><text:tab/> </text:p>
      <text:p text:style-name="P1"><text:tab/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5-14T21:23:09</dc:date>
    <dc:creator>sush </dc:creator>
    <meta:generator>OpenOffice.org/3.2$Linux OpenOffice.org_project/320m12$Build-9483</meta:generator>
    <meta:editing-duration>PT01H43M20S</meta:editing-duration>
    <meta:editing-cycles>139</meta:editing-cycles>
    <meta:document-statistic meta:table-count="0" meta:image-count="0" meta:object-count="0" meta:page-count="6" meta:paragraph-count="311" meta:word-count="1228" meta:character-count="15815"/>
  </office:meta>
</office:document-meta>
</file>